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arial1" svg:font-family="arial, sans-serif"/>
    <style:font-face style:name="arial" svg:font-family="arial, sans-serif-light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8b7f" officeooo:paragraph-rsid="00198b7f" style:font-weight-asian="bold" style:font-weight-complex="bold"/>
    </style:style>
    <style:style style:name="P2" style:family="paragraph" style:parent-style-name="Standard">
      <style:text-properties fo:font-weight="bold" officeooo:rsid="001a1385" officeooo:paragraph-rsid="001a1385" style:font-weight-asian="bold" style:font-weight-complex="bold"/>
    </style:style>
    <style:style style:name="P3" style:family="paragraph" style:parent-style-name="Standard">
      <style:text-properties fo:font-weight="bold" officeooo:rsid="004a1e43" officeooo:paragraph-rsid="004a1e43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officeooo:rsid="0052256d" officeooo:paragraph-rsid="009f73c8"/>
    </style:style>
    <style:style style:name="P5" style:family="paragraph" style:parent-style-name="Standard">
      <style:paragraph-properties fo:text-align="justify" style:justify-single-word="false"/>
      <style:text-properties officeooo:rsid="0052256d" officeooo:paragraph-rsid="0052256d"/>
    </style:style>
    <style:style style:name="P6" style:family="paragraph" style:parent-style-name="Standard">
      <style:paragraph-properties fo:text-align="justify" style:justify-single-word="false"/>
      <style:text-properties officeooo:rsid="00198b7f" officeooo:paragraph-rsid="00198b7f"/>
    </style:style>
    <style:style style:name="P7" style:family="paragraph" style:parent-style-name="Standard">
      <style:paragraph-properties fo:text-align="justify" style:justify-single-word="false"/>
      <style:text-properties officeooo:rsid="00198b7f" officeooo:paragraph-rsid="009f73c8"/>
    </style:style>
    <style:style style:name="P8" style:family="paragraph" style:parent-style-name="Standard">
      <style:paragraph-properties fo:text-align="justify" style:justify-single-word="false"/>
      <style:text-properties officeooo:rsid="00404cdd" officeooo:paragraph-rsid="00404cdd"/>
    </style:style>
    <style:style style:name="P9" style:family="paragraph" style:parent-style-name="Standard">
      <style:paragraph-properties fo:text-align="justify" style:justify-single-word="false"/>
      <style:text-properties officeooo:rsid="00256cc7" officeooo:paragraph-rsid="00198b7f"/>
    </style:style>
    <style:style style:name="P10" style:family="paragraph" style:parent-style-name="Standard" style:list-style-name="L2">
      <style:paragraph-properties fo:text-align="justify" style:justify-single-word="false"/>
      <style:text-properties officeooo:paragraph-rsid="00b32618"/>
    </style:style>
    <style:style style:name="P11" style:family="paragraph" style:parent-style-name="Standard">
      <style:paragraph-properties fo:text-align="center" style:justify-single-word="false"/>
      <style:text-properties fo:color="#000000" fo:font-size="26pt" fo:text-shadow="1pt 1pt" style:text-underline-style="none" fo:font-weight="bold" officeooo:rsid="00ac5d42" officeooo:paragraph-rsid="00ac5d42" style:font-size-asian="26pt" style:font-weight-asian="bold" style:font-size-complex="26pt" style:font-weight-complex="bold"/>
    </style:style>
    <style:style style:name="P12" style:family="paragraph" style:parent-style-name="Standard">
      <style:text-properties fo:font-weight="bold" officeooo:rsid="004a1e43" officeooo:paragraph-rsid="004a1e43" style:font-weight-asian="bold" style:font-weight-complex="bold"/>
    </style:style>
    <style:style style:name="P13" style:family="paragraph" style:parent-style-name="Standard" style:list-style-name="L1">
      <style:paragraph-properties fo:text-align="justify" style:justify-single-word="false"/>
      <style:text-properties fo:font-size="10.5pt" officeooo:rsid="008c74ea" officeooo:paragraph-rsid="008c74ea" style:font-size-asian="10.5pt" style:font-size-complex="10.5pt"/>
    </style:style>
    <style:style style:name="P14" style:family="paragraph" style:parent-style-name="Standard" style:list-style-name="L1">
      <style:paragraph-properties fo:text-align="justify" style:justify-single-word="false"/>
      <style:text-properties fo:font-size="10.5pt" officeooo:paragraph-rsid="005ce68b" style:font-size-asian="10.5pt" style:font-size-complex="10.5pt"/>
    </style:style>
    <style:style style:name="P15" style:family="paragraph" style:parent-style-name="Standard" style:list-style-name="L3">
      <style:paragraph-properties fo:text-align="justify" style:justify-single-word="false"/>
      <style:text-properties fo:font-size="10.5pt" officeooo:rsid="008d6dd0" officeooo:paragraph-rsid="00ac5d42" style:font-size-asian="10.5pt" style:font-size-complex="10.5pt"/>
    </style:style>
    <style:style style:name="P16" style:family="paragraph" style:parent-style-name="Standard" style:list-style-name="L3">
      <style:paragraph-properties fo:text-align="justify" style:justify-single-word="false"/>
      <style:text-properties fo:font-size="10.5pt" officeooo:rsid="004188ec" officeooo:paragraph-rsid="008d6dd0" style:font-size-asian="10.5pt" style:font-size-complex="10.5pt"/>
    </style:style>
    <style:style style:name="P17" style:family="paragraph" style:parent-style-name="Standard" style:list-style-name="L3">
      <style:paragraph-properties fo:text-align="justify" style:justify-single-word="false"/>
      <style:text-properties fo:font-size="10.5pt" officeooo:rsid="0020ccfc" officeooo:paragraph-rsid="0020ccfc" style:font-size-asian="10.5pt" style:font-size-complex="10.5pt"/>
    </style:style>
    <style:style style:name="P18" style:family="paragraph" style:parent-style-name="Standard" style:list-style-name="L3">
      <style:paragraph-properties fo:text-align="justify" style:justify-single-word="false"/>
      <style:text-properties fo:font-size="10.5pt" officeooo:rsid="001a1385" officeooo:paragraph-rsid="0067bc25" style:font-size-asian="10.5pt" style:font-size-complex="10.5pt"/>
    </style:style>
    <style:style style:name="P19" style:family="paragraph" style:parent-style-name="Standard" style:list-style-name="L3">
      <style:paragraph-properties fo:text-align="justify" style:justify-single-word="false"/>
      <style:text-properties fo:font-size="10.5pt" officeooo:rsid="001c55e9" officeooo:paragraph-rsid="006fdce6" style:font-size-asian="10.5pt" style:font-size-complex="10.5pt"/>
    </style:style>
    <style:style style:name="P20" style:family="paragraph" style:parent-style-name="Standard" style:list-style-name="L4">
      <style:paragraph-properties fo:text-align="justify" style:justify-single-word="false"/>
      <style:text-properties fo:font-size="10.5pt" officeooo:rsid="007fe43a" officeooo:paragraph-rsid="009d7ccb" style:font-size-asian="10.5pt" style:font-size-complex="10.5pt"/>
    </style:style>
    <style:style style:name="P21" style:family="paragraph" style:parent-style-name="Standard" style:list-style-name="L4">
      <style:paragraph-properties fo:text-align="justify" style:justify-single-word="false"/>
      <style:text-properties fo:font-size="10.5pt" officeooo:rsid="008dd9b4" officeooo:paragraph-rsid="008dd9b4" style:font-size-asian="10.5pt" style:font-size-complex="10.5pt"/>
    </style:style>
    <style:style style:name="P22" style:family="paragraph" style:parent-style-name="Standard" style:list-style-name="L4">
      <style:paragraph-properties fo:text-align="justify" style:justify-single-word="false"/>
      <style:text-properties fo:font-size="10.5pt" officeooo:rsid="00b80635" officeooo:paragraph-rsid="00b83214" style:font-size-asian="10.5pt" style:font-size-complex="10.5pt"/>
    </style:style>
    <style:style style:name="P23" style:family="paragraph" style:parent-style-name="Standard" style:list-style-name="L5">
      <style:paragraph-properties fo:text-align="justify" style:justify-single-word="false"/>
      <style:text-properties fo:font-size="10.5pt" officeooo:rsid="00b83214" officeooo:paragraph-rsid="00b83214" style:font-size-asian="10.5pt" style:font-size-complex="10.5pt"/>
    </style:style>
    <style:style style:name="P24" style:family="paragraph" style:parent-style-name="Standard">
      <style:paragraph-properties fo:text-align="justify" style:justify-single-word="false"/>
      <style:text-properties fo:font-size="10.5pt" officeooo:rsid="00b83214" officeooo:paragraph-rsid="00b83214" style:font-size-asian="10.5pt" style:font-size-complex="10.5pt"/>
    </style:style>
    <style:style style:name="P25" style:family="paragraph" style:parent-style-name="Standard">
      <style:paragraph-properties fo:text-align="justify" style:justify-single-word="false"/>
      <style:text-properties fo:font-size="10.5pt" officeooo:rsid="00b83214" officeooo:paragraph-rsid="00b80635" style:font-size-asian="10.5pt" style:font-size-complex="10.5pt"/>
    </style:style>
    <style:style style:name="P26" style:family="paragraph" style:parent-style-name="Standard" style:list-style-name="L4">
      <style:paragraph-properties fo:text-align="justify" style:justify-single-word="false"/>
      <style:text-properties fo:font-size="10.5pt" officeooo:rsid="00b83214" officeooo:paragraph-rsid="00b83214" style:font-size-asian="10.5pt" style:font-size-complex="10.5pt"/>
    </style:style>
    <style:style style:name="P27" style:family="paragraph" style:parent-style-name="Standard" style:list-style-name="L4">
      <style:paragraph-properties fo:text-align="justify" style:justify-single-word="false"/>
      <style:text-properties fo:font-size="10.5pt" fo:font-weight="normal" officeooo:rsid="005f218a" officeooo:paragraph-rsid="005f218a" style:font-size-asian="10.5pt" style:font-weight-asian="normal" style:font-size-complex="10.5pt" style:font-weight-complex="normal"/>
    </style:style>
    <style:style style:name="P28" style:family="paragraph" style:parent-style-name="Standard" style:list-style-name="L4">
      <style:paragraph-properties fo:text-align="justify" style:justify-single-word="false"/>
      <style:text-properties fo:font-size="10.5pt" fo:font-weight="normal" officeooo:rsid="00914a5a" officeooo:paragraph-rsid="00914a5a" style:font-size-asian="10.5pt" style:font-weight-asian="normal" style:font-size-complex="10.5pt" style:font-weight-complex="normal"/>
    </style:style>
    <style:style style:name="P29" style:family="paragraph" style:parent-style-name="Standard" style:list-style-name="L4">
      <style:paragraph-properties fo:text-align="justify" style:justify-single-word="false"/>
      <style:text-properties fo:font-size="10.5pt" fo:font-weight="normal" officeooo:rsid="00914a5a" officeooo:paragraph-rsid="00a530d1" style:font-size-asian="10.5pt" style:font-weight-asian="normal" style:font-size-complex="10.5pt" style:font-weight-complex="normal"/>
    </style:style>
    <style:style style:name="P30" style:family="paragraph" style:parent-style-name="Standard" style:list-style-name="L4">
      <style:paragraph-properties fo:text-align="justify" style:justify-single-word="false"/>
      <style:text-properties fo:font-size="10.5pt" fo:font-weight="normal" officeooo:rsid="008f9a35" officeooo:paragraph-rsid="00b22edc" style:font-size-asian="10.5pt" style:font-weight-asian="normal" style:font-size-complex="10.5pt" style:font-weight-complex="normal"/>
    </style:style>
    <style:style style:name="P31" style:family="paragraph" style:parent-style-name="Standard" style:list-style-name="L4">
      <style:paragraph-properties fo:text-align="justify" style:justify-single-word="false"/>
      <style:text-properties fo:font-size="10.5pt" fo:font-weight="normal" officeooo:rsid="007f4609" officeooo:paragraph-rsid="007f4609" style:font-size-asian="10.5pt" style:font-weight-asian="normal" style:font-size-complex="10.5pt" style:font-weight-complex="normal"/>
    </style:style>
    <style:style style:name="P32" style:family="paragraph" style:parent-style-name="Standard" style:list-style-name="L4">
      <style:paragraph-properties fo:text-align="justify" style:justify-single-word="false"/>
      <style:text-properties fo:font-size="10.5pt" fo:font-weight="normal" officeooo:rsid="007fe43a" officeooo:paragraph-rsid="009d7ccb" style:font-size-asian="10.5pt" style:font-weight-asian="normal" style:font-size-complex="10.5pt" style:font-weight-complex="normal"/>
    </style:style>
    <style:style style:name="T1" style:family="text">
      <style:text-properties officeooo:rsid="002dccb8"/>
    </style:style>
    <style:style style:name="T2" style:family="text">
      <style:text-properties officeooo:rsid="00409a72"/>
    </style:style>
    <style:style style:name="T3" style:family="text">
      <style:text-properties officeooo:rsid="00468cf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404cdd" style:font-weight-asian="bold" style:font-weight-complex="bold"/>
    </style:style>
    <style:style style:name="T6" style:family="text">
      <style:text-properties fo:font-weight="bold" officeooo:rsid="00605758" style:font-weight-asian="bold" style:font-weight-complex="bold"/>
    </style:style>
    <style:style style:name="T7" style:family="text">
      <style:text-properties fo:font-weight="bold" officeooo:rsid="0086a47e" style:font-weight-asian="bold" style:font-weight-complex="bold"/>
    </style:style>
    <style:style style:name="T8" style:family="text">
      <style:text-properties fo:font-weight="bold" officeooo:rsid="009160cd" style:font-weight-asian="bold" style:font-weight-complex="bold"/>
    </style:style>
    <style:style style:name="T9" style:family="text">
      <style:text-properties fo:font-weight="bold" officeooo:rsid="009d7ccb" style:font-weight-asian="bold" style:font-weight-complex="bold"/>
    </style:style>
    <style:style style:name="T10" style:family="text">
      <style:text-properties fo:font-weight="bold" officeooo:rsid="00a1b953" style:font-weight-asian="bold" style:font-weight-complex="bold"/>
    </style:style>
    <style:style style:name="T11" style:family="text">
      <style:text-properties fo:font-weight="bold" officeooo:rsid="00a530d1" style:font-weight-asian="bold" style:font-weight-complex="bold"/>
    </style:style>
    <style:style style:name="T12" style:family="text">
      <style:text-properties fo:font-weight="bold" officeooo:rsid="00a60cc5" style:font-weight-asian="bold" style:font-weight-complex="bold"/>
    </style:style>
    <style:style style:name="T13" style:family="text">
      <style:text-properties fo:font-weight="bold" officeooo:rsid="00a88640" style:font-weight-asian="bold" style:font-weight-complex="bold"/>
    </style:style>
    <style:style style:name="T14" style:family="text">
      <style:text-properties fo:font-weight="bold" officeooo:rsid="00aea40b" style:font-weight-asian="bold" style:font-weight-complex="bold"/>
    </style:style>
    <style:style style:name="T15" style:family="text">
      <style:text-properties fo:font-weight="bold" officeooo:rsid="00affbf2" style:font-weight-asian="bold" style:font-weight-complex="bold"/>
    </style:style>
    <style:style style:name="T16" style:family="text">
      <style:text-properties fo:font-weight="bold" officeooo:rsid="00b22edc" style:font-weight-asian="bold" style:font-weight-complex="bold"/>
    </style:style>
    <style:style style:name="T17" style:family="text">
      <style:text-properties officeooo:rsid="00404cdd"/>
    </style:style>
    <style:style style:name="T18" style:family="text">
      <style:text-properties officeooo:rsid="005a8c85"/>
    </style:style>
    <style:style style:name="T19" style:family="text">
      <style:text-properties officeooo:rsid="005c9b2e"/>
    </style:style>
    <style:style style:name="T20" style:family="text">
      <style:text-properties officeooo:rsid="00605758"/>
    </style:style>
    <style:style style:name="T21" style:family="text">
      <style:text-properties officeooo:rsid="006db1e5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9d7ccb" style:font-weight-asian="normal" style:font-weight-complex="normal"/>
    </style:style>
    <style:style style:name="T24" style:family="text">
      <style:text-properties fo:font-weight="normal" officeooo:rsid="00aea40b" style:font-weight-asian="normal" style:font-weight-complex="normal"/>
    </style:style>
    <style:style style:name="T25" style:family="text">
      <style:text-properties officeooo:rsid="008c74ea"/>
    </style:style>
    <style:style style:name="T26" style:family="text">
      <style:text-properties officeooo:rsid="008d6dd0"/>
    </style:style>
    <style:style style:name="T27" style:family="text">
      <style:text-properties officeooo:rsid="004188ec"/>
    </style:style>
    <style:style style:name="T28" style:family="text">
      <style:text-properties officeooo:rsid="00920009"/>
    </style:style>
    <style:style style:name="T29" style:family="text">
      <style:text-properties officeooo:rsid="009380a2"/>
    </style:style>
    <style:style style:name="T30" style:family="text">
      <style:text-properties officeooo:rsid="009845a0"/>
    </style:style>
    <style:style style:name="T31" style:family="text">
      <style:text-properties officeooo:rsid="0099cc2e"/>
    </style:style>
    <style:style style:name="T32" style:family="text">
      <style:text-properties officeooo:rsid="009b7539"/>
    </style:style>
    <style:style style:name="T33" style:family="text">
      <style:text-properties officeooo:rsid="009d7ccb"/>
    </style:style>
    <style:style style:name="T34" style:family="text">
      <style:text-properties officeooo:rsid="009f73c8"/>
    </style:style>
    <style:style style:name="T35" style:family="text">
      <style:text-properties officeooo:rsid="00a24510"/>
    </style:style>
    <style:style style:name="T36" style:family="text">
      <style:text-properties officeooo:rsid="00a530d1"/>
    </style:style>
    <style:style style:name="T37" style:family="text">
      <style:text-properties officeooo:rsid="00ac5d42"/>
    </style:style>
    <style:style style:name="T38" style:family="text">
      <style:text-properties officeooo:rsid="00adc4ff"/>
    </style:style>
    <style:style style:name="T39" style:family="text">
      <style:text-properties fo:font-size="10.5pt" officeooo:rsid="00409a72" style:font-size-asian="10.5pt" style:font-size-complex="10.5pt"/>
    </style:style>
    <style:style style:name="T40" style:family="text">
      <style:text-properties fo:font-size="10.5pt" fo:font-weight="bold" officeooo:rsid="00409a72" style:font-size-asian="10.5pt" style:font-weight-asian="bold" style:font-size-complex="10.5pt" style:font-weight-complex="bold"/>
    </style:style>
    <style:style style:name="T41" style:family="text">
      <style:text-properties fo:font-size="10.5pt" fo:font-weight="bold" officeooo:rsid="00b32618" style:font-size-asian="10.5pt" style:font-weight-asian="bold" style:font-size-complex="10.5pt" style:font-weight-complex="bold"/>
    </style:style>
    <style:style style:name="T42" style:family="text">
      <style:text-properties officeooo:rsid="00b22edc"/>
    </style:style>
    <style:style style:name="T43" style:family="text">
      <style:text-properties officeooo:rsid="00b286a5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#cccccc" draw:fill="solid" draw:fill-color="#cccccc" style:shadow="none" draw:shadow-opacity="100%"/>
    </style:style>
    <style:style style:name="fr2" style:family="graphic" style:parent-style-name="Frame">
      <style:graphic-properties style:vertical-pos="top" style:vertical-rel="paragraph-content" style:horizontal-pos="center" style:horizontal-rel="paragraph" fo:background-color="#cccccc" draw:fill="solid" draw:fill-color="#cccccc"/>
    </style:style>
    <style:style style:name="fr3" style:family="graphic" style:parent-style-name="Frame">
      <style:graphic-properties style:vertical-pos="from-top" style:vertical-rel="paragraph" style:horizontal-pos="from-left" style:horizontal-rel="paragraph" fo:background-color="#cccccc" draw:fill="solid" draw:fill-color="#cccccc"/>
    </style:style>
    <style:style style:name="fr4" style:family="graphic" style:parent-style-name="Frame">
      <style:graphic-properties style:vertical-pos="from-top" style:vertical-rel="paragraph" style:horizontal-pos="from-left" style:horizontal-rel="paragraph" fo:background-color="#cccccc" draw:fill="solid" draw:fill-color="#cccccc" style:shadow="none" draw:shadow-opacity="100%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del EL AMRAOUI</text:p>
      <text:p text:style-name="P4">Date de naissance : 20/02/1996(2<text:span text:style-name="T30">4</text:span> ans)</text:p>
      <text:p text:style-name="P6">11 Bd Marcel Dassault</text:p>
      <text:p text:style-name="P6">95190 GOUSSAINVILLE</text:p>
      <text:p text:style-name="P9">tel: 07 <text:span text:style-name="T18">69 83 66 49</text:span></text:p>
      <text:p text:style-name="P7"><text:span text:style-name="T1">e-m</text:span>ail: <text:a xlink:type="simple" xlink:href="mailto:adel.el_amraoui@etu.upmc.fr" text:style-name="Internet_20_link" text:visited-style-name="Visited_20_Internet_20_Link"><text:span text:style-name="T3">adel.el_amraoui@etu.upmc.fr</text:span></text:a></text:p>
      <text:p text:style-name="P5"><text:span text:style-name="T34">github: </text:span><text:a xlink:type="simple" xlink:href="https://github.com/AdelUPMC" text:style-name="Internet_20_link" text:visited-style-name="Visited_20_Internet_20_Link">https://github.com/AdelUPMC</text:a> </text:p>
      <text:p text:style-name="P11">Ingénieur logiciel junior</text:p>
      <text:p text:style-name="P8"><draw:frame draw:style-name="fr1" draw:name="Cadre1" text:anchor-type="paragraph" svg:x="0.002cm" svg:y="0.201cm" svg:width="16.923cm" draw:z-index="0"><draw:text-box fo:min-height="0.79cm"><text:p text:style-name="P1"><text:span text:style-name="T21">EXPÉRIENCES</text:span> <text:span text:style-name="T21">PROFESSIONNELLES</text:span></text:p></draw:text-box></draw:frame></text:p>
      <text:list xml:id="list4050651888" text:style-name="L1">
        <text:list-item>
          <text:p text:style-name="P13">2018-20<text:span text:style-name="T31">20(9</text:span> mois) : Agent de cinéma <text:span text:style-name="T32">à </text:span>l’Union Générale Cinématographique(UGC) : <text:span text:style-name="T43">collaboration en petites équipes sur le terrain afin de maintenir le cinéma en état tout en répondant aux besoins des clients</text:span></text:p>
        </text:list-item>
        <text:list-item>
          <text:p text:style-name="P14"><text:span text:style-name="T25">2016-2017(8 mois et demi) : Opérateur polyvalent au Parc Asterix aux services Billetterie et Photo (</text:span><text:span text:style-name="T5">usage de l'anglais de manière régulière</text:span><text:span text:style-name="T17"> afin de répondre aux besoins des clients internationaux)</text:span></text:p>
        </text:list-item>
      </text:list>
      <text:list xml:id="list301876905" text:style-name="L2">
        <text:list-item>
          <text:p text:style-name="P10"><text:span text:style-name="T39">2010 : Stage d'observation d'une semaine à ATOS ORIGIN INFOGERANCE à Bezons (</text:span><text:span text:style-name="T40">installation physique de serveurs</text:span><text:span text:style-name="T41"> en utilisant des périphériques hot-plug </text:span><text:span text:style-name="T39">) <text:s text:c="13"/></text:span><text:span text:style-name="T2"><text:s text:c="64"/></text:span></text:p>
        </text:list-item>
      </text:list>
      <text:list xml:id="list343655197" text:style-name="L3">
        <text:list-item>
          <text:p text:style-name="P15"><draw:frame draw:style-name="fr2" draw:name="Cadre2" text:anchor-type="paragraph" svg:width="16.993cm" draw:z-index="1"><draw:text-box fo:min-height="0.891cm"><text:p text:style-name="P2">FORMATION</text:p></draw:text-box></draw:frame>20<text:span text:style-name="T37">21</text:span>: Master Informatique spécialité Sciences et Technologies du Logiciel <text:span text:style-name="T37">filière Ingénierie </text:span>à Sorbonne Université <text:span text:style-name="T27">(Paris VI)</text:span></text:p>
        </text:list-item>
        <text:list-item>
          <text:p text:style-name="P16">201<text:span text:style-name="T19">7</text:span>-201<text:span text:style-name="T19">8</text:span>: <text:span text:style-name="T26">Obtention de la licence </text:span>d' Informatique à <text:span text:style-name="T26">Sorbonne Université </text:span>(Paris VI)</text:p>
        </text:list-item>
        <text:list-item>
          <text:p text:style-name="P17">2014-2015 : 1ère année de classe préparatoire aux grandes écoles : Biologie,Chimie, Physique et Sciences de la Terre(prépa BCPST) au lycée Chaptal (Paris VIII)</text:p>
        </text:list-item>
        <text:list-item>
          <text:p text:style-name="P18"><draw:frame draw:style-name="fr3" draw:name="Cadre4" text:anchor-type="paragraph" svg:x="-0.259cm" svg:y="1.201cm" svg:width="17.519cm" draw:z-index="2"><draw:text-box fo:min-height="1.051cm"><text:p text:style-name="P3">Compétences Scientifiques et Techniques</text:p></draw:text-box></draw:frame>2013-2014 : Obtention du Baccalauréat Scientifique (spécialité Mathématiques) avec mention assez bien</text:p>
        </text:list-item>
        <text:list-item>
          <text:p text:style-name="P19">Langue étrangère : Anglais niveau <text:span text:style-name="T38">C1</text:span></text:p>
        </text:list-item>
      </text:list>
      <text:list xml:id="list3693298503" text:style-name="L4">
        <text:list-item>
          <text:p text:style-name="P27"><text:span text:style-name="T20">Notions en P</text:span>rogrammation <text:span text:style-name="T29">C</text:span>oncurrente : <text:span text:style-name="T4">Multithreading</text:span> en <text:span text:style-name="T13">J</text:span><text:span text:style-name="T4">ava,</text:span> <text:span text:style-name="T20">détection et protection <text:s/>des </text:span><text:span text:style-name="T6">sections critiques</text:span><text:span text:style-name="T20">, mécanismes de </text:span><text:span text:style-name="T6">synchronisation </text:span><text:span text:style-name="T7">entre</text:span><text:span text:style-name="T6"> processus</text:span></text:p>
        </text:list-item>
        <text:list-item>
          <text:p text:style-name="P28">Notions en <text:span text:style-name="T28">I</text:span>ngénierie <text:span text:style-name="T28">L</text:span>ogiciel: diagrammes de <text:span text:style-name="T4">classe-métiers/séquences/composants, cycle en V, méthodes </text:span><text:span text:style-name="T15">A</text:span><text:span text:style-name="T4">giles (SCRUM)</text:span></text:p>
        </text:list-item>
        <text:list-item>
          <text:p text:style-name="P29">Notions en <text:span text:style-name="T4">Algorithmique</text:span>  : <text:span text:style-name="T4">coût amorti</text:span>, coût au pire cas, coût <text:span text:style-name="T35">moyen,</text:span> <text:span text:style-name="T4">structures </text:span><text:span text:style-name="T8">arborescentes, </text:span>algorithmes de <text:span text:style-name="T4">compression/</text:span><text:span text:style-name="T12"> de </text:span><text:span text:style-name="T10">tri, </text:span>algorithmes <text:span text:style-name="T36">sur des grands </text:span><text:span text:style-name="T11">graphes</text:span></text:p>
        </text:list-item>
        <text:list-item>
          <text:p text:style-name="P30">Notions en <text:span text:style-name="T16">Bases de données</text:span> : <text:span text:style-name="T42">base de données relationnelles </text:span><text:span text:style-name="T16">(MySQL)</text:span><text:span text:style-name="T4">,</text:span> <text:s/><text:span text:style-name="T42">base de données orienté documents </text:span><text:span text:style-name="T16">(MongoDB)</text:span></text:p>
        </text:list-item>
        <text:list-item>
          <text:p text:style-name="P31">Projets <text:span text:style-name="T33">notables</text:span> :</text:p>
          <text:list>
            <text:list-item>
              <text:p text:style-name="P32"><text:span text:style-name="T33">M1</text:span> (<text:span text:style-name="T33">UE </text:span><text:span text:style-name="T9">Programmation concurrente reactive et repartie</text:span>) : Programmation d’un site <text:span text:style-name="T4">web </text:span>de type réseau social :</text:p>
              <text:p text:style-name="P20"><text:span text:style-name="T22">Partie </text:span><text:span text:style-name="T4">serveur</text:span><text:span text:style-name="T22">(services/servlets en </text:span><text:span text:style-name="T4">java</text:span><text:span text:style-name="T22"> ,création/interrogation de tables </text:span><text:span text:style-name="T4">SQL</text:span><text:span text:style-name="T22">/collection </text:span><text:span text:style-name="T4">NoSql </text:span><text:span text:style-name="T22">pour gérer les utilisateurs </text:span><text:span text:style-name="T23">et leurs messages</text:span><text:span text:style-name="T22">) et partie cliente(</text:span><text:span text:style-name="T4">html</text:span><text:span text:style-name="T22">,</text:span><text:span text:style-name="T4">css,JavaScript</text:span><text:span text:style-name="T22">) <text:s/></text:span><text:span text:style-name="T23">avec des requêtes asynchrones (</text:span><text:span text:style-name="T9">AJAX</text:span><text:span text:style-name="T23">) entre le </text:span><text:span text:style-name="T9">client</text:span><text:span text:style-name="T23"> et le serveur.</text:span></text:p>
            </text:list-item>
            <text:list-item>
              <text:p text:style-name="P21"><text:span text:style-name="T22">M</text:span><text:span text:style-name="T24">2</text:span><text:span text:style-name="T22"> (</text:span><text:span text:style-name="T24">Projet Industriel</text:span><text:span text:style-name="T22">) : </text:span><text:span text:style-name="T24">Développement d’un </text:span><text:span text:style-name="T14">Content Management System (CMS)</text:span><text:span text:style-name="T24"> sous la forme d’une </text:span><text:span text:style-name="T14">single-page application</text:span><text:span text:style-name="T24"> </text:span><text:span text:style-name="T14">(SPA) </text:span><text:span text:style-name="T24">pour l’entreprise EventCatalyst en utilisant les technologies </text:span><text:span text:style-name="T14">ASP.NET core</text:span><text:span text:style-name="T24">, </text:span><text:span text:style-name="T14">Angular</text:span><text:span text:style-name="T24"> et </text:span><text:span text:style-name="T14">C#</text:span><text:span text:style-name="T24">.</text:span></text:p>
            </text:list-item>
          </text:list>
        </text:list-item>
      </text:list>
      <text:p text:style-name="P25"><text:span text:style-name="T22"/></text:p>
      <text:list xml:id="list132135242708053" text:continue-numbering="true" text:style-name="L4">
        <text:list-item>
          <text:p text:style-name="P22"><draw:frame draw:style-name="fr4" draw:name="Cadre3" text:anchor-type="paragraph" svg:x="-0.233cm" svg:y="0.436cm" svg:width="17.519cm" draw:z-index="3"><draw:text-box fo:min-height="1.051cm"><text:p text:style-name="P3">C<text:span text:style-name="T43">entres d’intérêt</text:span></text:p></draw:text-box></draw:frame><text:span text:style-name="T24">S</text:span><text:span text:style-name="T22">ports en salle (fitness, crossfit) </text:span></text:p>
        </text:list-item>
        <text:list-item>
          <text:p text:style-name="P26"><text:span text:style-name="T22">Animation japonaise (films du studio Ghibli)</text:span></text:p>
        </text:list-item>
        <text:list-item>
          <text:p text:style-name="P26"><text:span text:style-name="T22">Jeux-vidéos d’aventure et d’exploration (type Zelda Breath of the Wild)</text:span></text:p>
        </text:list-item>
      </text:list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arial1" svg:font-family="arial, sans-serif"/>
    <style:font-face style:name="arial" svg:font-family="arial, sans-serif-light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rame_20_contents" style:display-name="Frame contents" style:family="paragraph" style:parent-style-name="Text_20_body" style:class="extra"/>
    <style:style style:name="Heading_20_2" style:display-name="Heading 2" style:family="paragraph" style:parent-style-name="Heading" style:class="text"/>
    <style:style style:name="Heading_20_1" style:display-name="Heading 1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30T20:08:16.28</meta:creation-date>
    <dc:date>2020-11-03T13:21:33.154000000</dc:date>
    <meta:editing-duration>PT7H52M57S</meta:editing-duration>
    <meta:editing-cycles>144</meta:editing-cycles>
    <meta:generator>LibreOffice/5.3.7.2$Windows_X86_64 LibreOffice_project/6b8ed514a9f8b44d37a1b96673cbbdd077e24059</meta:generator>
    <meta:print-date>2015-06-01T20:52:20.884000000</meta:print-date>
    <meta:document-statistic meta:table-count="0" meta:image-count="0" meta:object-count="0" meta:page-count="1" meta:paragraph-count="31" meta:word-count="382" meta:character-count="2754" meta:non-whitespace-character-count="2338"/>
  </office:meta>
</office:document-meta>
</file>